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782332"/>
    </style:style>
    <style:style style:name="P2" style:family="paragraph" style:parent-style-name="Text_20_body">
      <style:text-properties officeooo:paragraph-rsid="007d616c"/>
    </style:style>
    <style:style style:name="T1" style:family="text">
      <style:text-properties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text:span text:style-name="T1"/></text:span></text:p>
      <text:p text:style-name="Text_20_body"><text:span text:style-name="Strong_20_Emphasis"><text:span text:style-name="T1"><text:s/></text:span></text:span></text:p>
      <text:p text:style-name="Text_20_body"><text:span text:style-name="Strong_20_Emphasis"><text:span text:style-name="T1">Full name: Pavan Sai Prasanth Sabnaveesu </text:span></text:span></text:p>
      <text:p text:style-name="Text_20_body"><text:span text:style-name="Strong_20_Emphasis"><text:span text:style-name="T1">Email Address: pavan_sai_prasanth.sabnaveesu@students.tamuk.edu </text:span></text:span></text:p>
      <text:p text:style-name="Text_20_body"><text:span text:style-name="Strong_20_Emphasis"><text:span text:style-name="T1">College or University Name: Texas A&amp;M University Kingsville</text:span></text:span></text:p>
      <text:p text:style-name="Text_20_body"><text:span text:style-name="Strong_20_Emphasis"><text:span text:style-name="T1">Mailing Address: 700 University Blvd, Kingsville, TX 78363</text:span></text:span></text:p>
      <text:p text:style-name="Text_20_body"><text:span text:style-name="Strong_20_Emphasis"><text:span text:style-name="T1"><text:s/></text:span></text:span></text:p>
      <text:p text:style-name="Text_20_body"><text:span text:style-name="Strong_20_Emphasis"><text:span text:style-name="T1">Mentor-ship: A Bestowing for Future Generations- Ethical, perfect, and persistent growth and success in life can be found only through mentorship. </text:span></text:span></text:p>
      <text:p text:style-name="Text_20_body"><text:span text:style-name="Strong_20_Emphasis"><text:span text:style-name="T1">The Timeless Value of Mentorship: </text:span></text:span></text:p>
      <text:p text:style-name="Text_20_body"><text:span text:style-name="Strong_20_Emphasis"><text:span text:style-name="T1">The mentor-student relationship stands as one of the most powerful and transformative dynamics. Our ancient system is a mentor-disciple relationship where quality is long-lasting. Throughout history, mentorship has played an essential role in human development. Like a thread binding generations, it weaves tales of experience, insights, and shared wisdom. Whether within academic halls or professional domains, the legacy of mentorship shines brightly. Mentors' vast experience and expertise enable people and communities to excel in their respective industries. <text:s/>Catering to young minds, often in vulnerable settings, these initiatives present exemplary role models. Mentorship is an eternal gift, continually bestowing knowledge, solace, and enlightenment. Reflecting upon my dual roles in this continuum, I recognize the unparalleled influence mentorship wields. As our journeys unfold, let's honor the mentors who've enriched our paths. Embracing the mantle of mentorship, we too can sculpt the futures of those in our wake. In this revered tradition, we unearth humanity's core: lasting bonds, knowledge's eternal flame, and an unquenchable hope that lights the way for the days ahead.</text:span></text:span></text:p>
      <text:p text:style-name="Text_20_body"><text:span text:style-name="Strong_20_Emphasis"><text:span text:style-name="T1"><text:s/></text:span></text:span></text:p>
      <text:p text:style-name="Text_20_body"><text:span text:style-name="Strong_20_Emphasis"><text:span text:style-name="T1"/></text:span></text:p>
      <text:p text:style-name="Text_20_body"><text:span text:style-name="Strong_20_Emphasis"><text:span text:style-name="T1"><text:s/></text:span></text:span></text:p>
      <text:p text:style-name="Text_20_body"><text:span text:style-name="Strong_20_Emphasis"><text:span text:style-name="T1">This essay delves into the multifaceted realm of mentorship, examining its manifold benefits, recounting personal experiences, and celebrating its transformative power. </text:span></text:span></text:p>
      <text:p text:style-name="Text_20_body"><text:span text:style-name="Strong_20_Emphasis"><text:span text:style-name="T1">Preservation of Knowledge: Mentors Helped me to develop skills and mentors in every field to ensure that hard-earned knowledge is not lost but enhanced and adapted.</text:span></text:span></text:p>
      <text:p text:style-name="Text_20_body"><text:span text:style-name="Strong_20_Emphasis"><text:span text:style-name="T1">Enhanced Productivity: Regular discussions with a mentor will enhance focus, clarity, and productivity, as the mentee can prioritize tasks and goals more effectively.</text:span></text:span></text:p>
      <text:p text:style-name="Text_20_body"><text:span text:style-name="Strong_20_Emphasis"><text:span text:style-name="T1">Knowledge Transfer: Mentorship serves as a vessel, channeling knowledge from the experienced to the newcomers. It seamlessly blends theory with reality, offering insights beyond mere academic teachings. When mentors share, they equip the future with invaluable lessons, often absent from standard educational modules.</text:span></text:span></text:p>
      <text:p text:style-name="Text_20_body"><text:soft-page-break/><text:span text:style-name="Strong_20_Emphasis"><text:span text:style-name="T1">Personal Growth: Mentors often challenge their mentees to think critically and push past their comfort zones. This can lead to increased self-awareness, self-confidence, and personal development.</text:span></text:span></text:p>
      <text:p text:style-name="Text_20_body"><text:span text:style-name="Strong_20_Emphasis"><text:span text:style-name="T1">Rapid Advancement: Mentorship propels both personal and professional growth. Standing on the pillars of mentors' wisdom, newer generations can sidestep common missteps, fast-tracking their development.</text:span></text:span></text:p>
      <text:p text:style-name="Text_20_body"><text:span text:style-name="Strong_20_Emphasis"><text:span text:style-name="T1">Emotional Anchor: In our challenging world, mentorship provides emotional grounding. The bond between a mentor and mentee surpasses professional guidance, offering a haven for personal and emotional counsel.</text:span></text:span></text:p>
      <text:p text:style-name="Text_20_body"><text:span text:style-name="Strong_20_Emphasis"><text:span text:style-name="T1">Inculcation of Values: Through mentorship, virtues such as integrity, dedication, and empathy are instilled, creating a more compassionate and ethical society.</text:span></text:span></text:p>
      <text:p text:style-name="Text_20_body"><text:span text:style-name="Strong_20_Emphasis"><text:span text:style-name="T1">Empowerment: Mentors empower mentees to challenge norms, dream big, and strive for change, fostering a generation of leaders and innovators.</text:span></text:span></text:p>
      <text:p text:style-name="Text_20_body"><text:span text:style-name="Strong_20_Emphasis"><text:span text:style-name="T1">Reduction of Learning Curve: With the direct guidance of a mentor, the time it takes to learn and adapt to new situations or skills can be significantly reduced.</text:span></text:span></text:p>
      <text:p text:style-name="Text_20_body"><text:span text:style-name="Strong_20_Emphasis"><text:span text:style-name="T1"><text:s/></text:span></text:span></text:p>
      <text:p text:style-name="Text_20_body"><text:span text:style-name="Strong_20_Emphasis"><text:span text:style-name="T1">Legacy Continuation: Each mentorship connection adds to a continuing legacy. The beacon of a mentor's knowledge and ethos lights the way for subsequent generations, ensuring that past experiences guide future paths.</text:span></text:span></text:p>
      <text:p text:style-name="Text_20_body"><text:span text:style-name="Strong_20_Emphasis"><text:span text:style-name="T1"/></text:span></text:p>
      <text:p text:style-name="Text_20_body"><text:span text:style-name="Strong_20_Emphasis"><text:span text:style-name="T1"><text:s/></text:span></text:span></text:p>
      <text:p text:style-name="Text_20_body"><text:span text:style-name="Strong_20_Emphasis"><text:span text:style-name="T1"><text:s/></text:span></text:span></text:p>
      <text:p text:style-name="Text_20_body"><text:span text:style-name="Strong_20_Emphasis"><text:span text:style-name="T1">My Mentorship Journey</text:span></text:span></text:p>
      <text:p text:style-name="Text_20_body"><text:span text:style-name="Strong_20_Emphasis"><text:span text:style-name="T1"/></text:span></text:p>
      <text:p text:style-name="Text_20_body"><text:span text:style-name="Strong_20_Emphasis"><text:span text:style-name="T1"><text:s/></text:span></text:span></text:p>
      <text:p text:style-name="Text_20_body"><text:span text:style-name="Strong_20_Emphasis"><text:span text:style-name="T1"><text:s/></text:span></text:span></text:p>
      <text:p text:style-name="Text_20_body"><text:span text:style-name="Strong_20_Emphasis"><text:span text:style-name="T1">I've been fortunate to embrace both roles as mentor and mentee. </text:span></text:span></text:p>
      <text:p text:style-name="Text_20_body"><text:span text:style-name="Strong_20_Emphasis"><text:span text:style-name="T1">As a mentee</text:span></text:span></text:p>
      <text:p text:style-name="Text_20_body"><text:span text:style-name="Strong_20_Emphasis"><text:span text:style-name="T1">My family is the most influential pillar in my evolutionary journey. My parents always acted as steps on the ladder and Big Brother as a side rail. Family consistently helps me to make good decisions in life. They believed in my abilities which is helping me to boost my self-confidence. The support and encouragement from them motivates me to tackle more significant challenges. <text:s/>I always marveled at the selfless and visionary mentors of my life. My teachers, professors, and friends are also my mentors in life. Mentors' invaluable suggestions, advice, and care played a vital role in my life. Mentors helped me to set clear, achievable goals and provide strategies and resources to meet them. The mentors always provided me with guidance, support, and encouragement, and epitomized mentorship's </text:span></text:span><text:soft-page-break/><text:span text:style-name="Strong_20_Emphasis"><text:span text:style-name="T1">grandeur. <text:s/>These bonds, often forged through mentorship, evolve into lifelong connections, positively influencing people. In addition to my parents, brothers, professors, and mentors, I had others during my journey. I was also motivated by a variety of role models, such as well-known people or local authorities who acted as beacons and accomplished things that seemed unattainable in special ways. I greatly respect these people. </text:span></text:span></text:p>
      <text:p text:style-name="Text_20_body"><text:span text:style-name="Strong_20_Emphasis"><text:span text:style-name="T1"><text:s/></text:span></text:span></text:p>
      <text:p text:style-name="Text_20_body"><text:span text:style-name="Strong_20_Emphasis"><text:span text:style-name="T1">As a mentor</text:span></text:span></text:p>
      <text:p text:style-name="Text_20_body"><text:span text:style-name="Strong_20_Emphasis"><text:span text:style-name="T1">I love to be a mentee to others because I learned a lot of things from my mentors. I follow the giving back to society concept as it is beneficial for younger generations. I am a mentor for my younger brothers, sisters, and friends. I am very felicitous to teach others. I observe different thought processes and innovative ideas from them, and I get an opportunity to learn from them. The indelible imprints of these mentorship experiences have reaffirmed its significance. It is not merely a transaction of knowledge but an act of guiding, supporting, and building legacies. Mentorship wields the power of transformation. It opens vistas, fosters growth, and bestows confidence. Perhaps its most cherished gift is the profound sense of community it nurtures. It cements the realization that we are threads in a vast tapestry, each strand influenced by the preceding ones. Mentorship embodies the spirit of 'passing the baton', underscoring our collective commitment to bettering subsequent generations. </text:span></text:span></text:p>
      <text:p text:style-name="Text_20_body"><text:span text:style-name="Strong_20_Emphasis"><text:span text:style-name="T1"/></text:span></text:p>
      <text:p text:style-name="Text_20_body"><text:span text:style-name="Strong_20_Emphasis"><text:span text:style-name="T1">Conclusion</text:span></text:span></text:p>
      <text:p text:style-name="Text_20_body"><text:span text:style-name="Strong_20_Emphasis"><text:span text:style-name="T1">Mentorship is a bond, a commitment, and a responsibility. It is a torch that lights the path for the future, ensuring that the journey forward is not in darkness but illuminated with the collective wisdom of the past. As society evolves and faces unprecedented challenges, the importance of mentorship becomes even more profound. Through guidance, support, and genuine care, mentors shape not just individuals but the very fabric of society, ensuring a brighter, more enlightened future for all. The experiences of being mentored and mentored, combined with the inspiration from role models and influential figures, offer a testament to the transformative power of mentorship. It's a beacon of hope, guidance, and transformation – a legacy that enriches both the giver and the receiver, influencing generations to come.</text:span></text:span></text:p>
      <text:p text:style-name="Text_20_body"><text:span text:style-name="Strong_20_Emphasis"><text:span text:style-name="T1"/></text:span></text:p>
      <text:p text:style-name="Text_20_body"><text:span text:style-name="Strong_20_Emphasis"><text:span text:style-name="T1"><text:s/></text:span></text:span></text:p>
      <text:p text:style-name="Text_20_body"><text:span text:style-name="Strong_20_Emphasis"><text:span text:style-name="T1">Thank you for a great opportunity that reminds me how much debt I am to all.</text:span></text:span></text:p>
      <text:p text:style-name="Text_20_body"><text:span text:style-name="Strong_20_Emphasis"><text:span text:style-name="T1"><text:s/></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9-16T15:33:09.534293776</meta:creation-date>
    <dc:date>2023-09-30T11:41:13.168475244</dc:date>
    <meta:editing-duration>P1DT14H32M17S</meta:editing-duration>
    <meta:editing-cycles>78</meta:editing-cycles>
    <meta:generator>LibreOffice/6.4.7.2$Linux_X86_64 LibreOffice_project/40$Build-2</meta:generator>
    <meta:document-statistic meta:table-count="0" meta:image-count="0" meta:object-count="0" meta:page-count="3" meta:paragraph-count="39" meta:word-count="1028" meta:character-count="6948" meta:non-whitespace-character-count="5923"/>
  </office:meta>
</office:document-meta>
</file>